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left="-0.0402in" fo:margin-right="-0.0402in" fo:text-indent="0in" style:auto-text-indent="false"/>
      <style:text-properties fo:font-size="8pt" officeooo:rsid="00248f59" officeooo:paragraph-rsid="00248f59" style:font-size-asian="8pt" style:font-size-complex="8pt"/>
    </style:style>
    <style:style style:name="P2" style:family="paragraph" style:parent-style-name="Frame_20_contents">
      <style:paragraph-properties fo:margin-left="-0.0402in" fo:margin-right="-0.0402in" fo:text-indent="0in" style:auto-text-indent="false"/>
      <style:text-properties fo:font-size="8pt" fo:font-weight="bold" officeooo:rsid="002437b0" officeooo:paragraph-rsid="002437b0" style:font-size-asian="8pt" style:font-weight-asian="bold" style:font-size-complex="8pt" style:font-weight-complex="bold"/>
    </style:style>
    <style:style style:name="P3" style:family="paragraph" style:parent-style-name="Frame_20_contents">
      <style:text-properties officeooo:paragraph-rsid="0022bbc3"/>
    </style:style>
    <style:style style:name="P4" style:family="paragraph" style:parent-style-name="Frame_20_contents">
      <style:text-properties fo:font-size="8.5pt" fo:font-weight="bold" officeooo:rsid="0025b054" officeooo:paragraph-rsid="0025b054" style:font-size-asian="8.5pt" style:font-weight-asian="bold" style:font-size-complex="8.5pt" style:font-weight-complex="bold"/>
    </style:style>
    <style:style style:name="P5" style:family="paragraph" style:parent-style-name="Frame_20_contents">
      <style:text-properties fo:font-weight="bold" officeooo:paragraph-rsid="0025b054" style:font-weight-asian="bold" style:font-weight-complex="bold"/>
    </style:style>
    <style:style style:name="P6" style:family="paragraph" style:parent-style-name="Frame_20_contents">
      <style:paragraph-properties fo:margin-left="-0.0402in" fo:margin-right="-0.0402in" fo:text-align="start" style:justify-single-word="false" fo:text-indent="0in" style:auto-text-indent="false"/>
      <style:text-properties officeooo:paragraph-rsid="00210979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2pt"/>
    </style:style>
    <style:style style:name="P1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  <style:text-properties fo:color="#4169e1"/>
    </style:style>
    <style:style style:name="P13" style:family="paragraph">
      <loext:graphic-properties draw:fill="none" draw:fill-color="#ffffff"/>
      <style:text-properties fo:color="#4169e1" fo:font-weight="bold" style:font-weight-asian="bold" style:font-weight-complex="bold"/>
    </style:style>
    <style:style style:name="P14" style:family="paragraph">
      <style:paragraph-properties fo:text-align="end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end"/>
      <style:text-properties fo:font-size="12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1b1b1b" fo:font-size="12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text-align="center"/>
      <style:text-properties fo:color="#4169e1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4169e1" fo:font-size="12pt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c27d80" fo:font-size="12pt" fo:font-weight="bold" style:font-weight-asian="bold" style:font-weight-complex="bold"/>
    </style:style>
    <style:style style:name="P27" style:family="paragraph">
      <style:paragraph-properties fo:text-align="center"/>
      <style:text-properties fo:color="#ff7f50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ff7f50" fo:font-size="12pt" fo:font-weight="bold" style:font-weight-asian="bold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color="#1e22c9" fo:font-weight="bold" style:font-weight-asian="bold" style:font-weight-complex="bold"/>
    </style:style>
    <style:style style:name="T2" style:family="text">
      <style:text-properties fo:color="#e717bd" fo:font-weight="bold" style:font-weight-asian="bold" style:font-weight-complex="bold"/>
    </style:style>
    <style:style style:name="T3" style:family="text">
      <style:text-properties officeooo:rsid="0022bbc3"/>
    </style:style>
    <style:style style:name="T4" style:family="text">
      <style:text-properties fo:font-size="7.5pt" fo:font-weight="bold" officeooo:rsid="00210979" style:font-size-asian="7.5pt" style:font-weight-asian="bold" style:font-size-complex="7.5pt" style:font-weight-complex="bold"/>
    </style:style>
    <style:style style:name="T5" style:family="text">
      <style:text-properties fo:font-size="7.5pt" officeooo:rsid="00210979" style:font-size-asian="7.5pt" style:font-size-complex="7.5pt"/>
    </style:style>
    <style:style style:name="T6" style:family="text">
      <style:text-properties fo:font-size="8.5pt" officeooo:rsid="0025b054" style:font-size-asian="8.5pt" style:font-size-complex="8.5pt"/>
    </style:style>
    <style:style style:name="T7" style:family="text">
      <style:text-properties fo:color="#ef15e5" fo:font-weight="bold" style:font-weight-asian="bold" style:font-weight-complex="bold"/>
    </style:style>
    <style:style style:name="T8" style:family="text">
      <style:text-properties style:font-name="Liberation Serif" fo:font-size="7pt" fo:font-style="normal" fo:font-weight="bold" style:font-size-asian="7pt" style:font-style-asian="normal" style:font-weight-asian="bold"/>
    </style:style>
    <style:style style:name="T9" style:family="text">
      <style:text-properties fo:color="#ff6347"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6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color="#4169e1" fo:font-size="8pt" fo:font-weight="bold" style:font-size-asian="6pt" style:font-weight-asian="bold" style:font-size-complex="8pt" style:font-weight-complex="bold"/>
    </style:style>
    <style:style style:name="T12" style:family="text">
      <style:text-properties fo:font-size="10.5pt" fo:font-weight="bold" style:font-size-asian="9pt" style:font-weight-asian="bold" style:font-size-complex="10.5pt" style:font-weight-complex="bold"/>
    </style:style>
    <style:style style:name="T13" style:family="text">
      <style:text-properties fo:color="#1b1b1b" fo:font-size="7pt" fo:font-weight="bold" style:font-size-asian="6pt" style:font-weight-asian="bold" style:font-size-complex="7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size="8pt" fo:font-weight="bold" style:font-size-asian="6pt" style:font-weight-asian="bold" style:font-size-complex="8pt" style:font-weight-complex="bold"/>
    </style:style>
    <style:style style:name="T16" style:family="text">
      <style:text-properties fo:font-size="7pt" fo:font-weight="bold" style:font-size-asian="5.40000009536743pt" style:font-weight-asian="bold" style:font-size-complex="7pt" style:font-weight-complex="bold"/>
    </style:style>
    <style:style style:name="T17" style:family="text">
      <style:text-properties fo:color="#c27d80" fo:font-size="8pt" fo:font-weight="bold" style:font-size-asian="6pt" style:font-weight-asian="bold" style:font-size-complex="8pt" style:font-weight-complex="bold"/>
    </style:style>
    <style:style style:name="T18" style:family="text">
      <style:text-properties fo:color="#ff7f50" fo:font-size="8pt" fo:font-weight="bold" style:font-size-asian="6pt" style:font-weight-asian="bold" style:font-size-complex="8pt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0591in" fo:border="0.99pt solid #4169e1" draw:textarea-vertical-align="middle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middle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0.1209in" fo:min-width="0.2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1417in" fo:min-width="0.3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465a4" draw:marker-end="Arrowheads_20_2" draw:marker-end-width="0.0799in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465a4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svg:stroke-color="#3465a4" draw:fill="none" draw:textarea-horizontal-align="justify" draw:textarea-vertical-align="middle" draw:auto-grow-height="false" fo:min-height="1.0819in" fo:min-width="1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3465a4" draw:marker-start-width="0.139in" draw:marker-end-width="0.139in" draw:fill="none" draw:fill-color="#ffffff" draw:textarea-vertical-align="middle" fo:min-height="0.8236in" fo:padding-top="-0.0933in" fo:padding-bottom="-0.0933in" fo:padding-left="-0.0933in" fo:padding-right="-0.0933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3465a4" draw:marker-end="Arrowheads_20_1" draw:marker-end-width="0.0799in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3465a4" draw:marker-end="Arrowheads_20_3" draw:marker-end-width="0.0799in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3598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3465a4" draw:marker-start="Arrowheads_20_1" draw:marker-start-width="0.0799in" draw:marker-end="Arrowheads_20_1" draw:marker-end-width="0.0799in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465a4" draw:fill="none" draw:textarea-horizontal-align="justify" draw:textarea-vertical-align="middle" draw:auto-grow-height="false" fo:min-height="0.3689in" fo:min-width="0.2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3465a4" draw:fill="none" draw:textarea-horizontal-align="justify" draw:textarea-vertical-align="middle" draw:auto-grow-height="false" fo:min-height="0.8492in" fo:min-width="1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svg:stroke-color="#3465a4" draw:fill="none" draw:textarea-horizontal-align="justify" draw:textarea-vertical-align="middle" draw:auto-grow-height="false" fo:min-height="1.2925in" fo:min-width="1.7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098in" svg:stroke-color="#ef15e5" draw:marker-start-width="0.15in" draw:marker-end="Arrowheads_20_1" draw:marker-end-width="0.0902in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098in" svg:stroke-color="#ff4500" draw:marker-start-width="0.15in" draw:marker-end="Arrowheads_20_1" draw:marker-end-width="0.0902in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fill-color="#ffffff" draw:textarea-horizontal-align="justify" draw:textarea-vertical-align="middle" draw:auto-grow-height="false" fo:min-height="0.1575in" fo:min-width="0.3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2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text:anchor-type="paragraph" draw:z-index="6" draw:name="Shape4" draw:style-name="gr6" draw:text-style-name="P11" svg:width="0.2012in" svg:height="0.6362in" svg:x="0.189in" svg:y="1.1945in"><draw:text-box><text:p text:style-name="P10"><text:span text:style-name="T10">PC</text:span></text:p></draw:text-box></draw:frame><draw:frame text:anchor-type="paragraph" draw:z-index="18" draw:name="Shape15" draw:style-name="gr12" draw:text-style-name="P17" svg:width="0.235in" svg:height="0.3598in" svg:x="3.3882in" svg:y="1.5173in"><draw:text-box><text:p text:style-name="P10"><text:span text:style-name="T14">0</text:span></text:p><text:p text:style-name="P10"><text:span text:style-name="T14">1</text:span></text:p></draw:text-box></draw:frame><draw:frame text:anchor-type="paragraph" draw:z-index="21" draw:name="Shape15" draw:style-name="gr12" draw:text-style-name="P19" svg:width="0.235in" svg:height="0.3598in" svg:x="6.0728in" svg:y="1.7091in"><draw:text-box><text:p text:style-name="P10"><text:span text:style-name="T14">0</text:span></text:p><text:p text:style-name="P10"><text:span text:style-name="T14">1</text:span></text:p></draw:text-box></draw:frame><draw:polyline text:anchor-type="paragraph" draw:z-index="31" draw:name="Shape2" draw:style-name="gr19" draw:text-style-name="P22" svg:width="1.4291in" svg:height="1.748in" draw:transform="skewX (0.00157079632679491) rotate (0.0284488668075076) translate (-0.0546322207443934in -0.237551621063391in)" svg:viewBox="0 0 3631 4441" draw:points="3057,1423 3610,1423 3631,100 119,0 0,4441 0,4424"><text:p/></draw:polyline><draw:line text:anchor-type="paragraph" draw:z-index="5" draw:name="Shape3" draw:style-name="gr3" draw:text-style-name="P8" svg:x1="-0.0055in" svg:y1="1.511in" svg:x2="0.1827in" svg:y2="1.5102in"><text:p/></draw:line><draw:line text:anchor-type="paragraph" draw:z-index="36" draw:name="Shape3" draw:style-name="gr3" draw:text-style-name="P8" svg:x1="0.3898in" svg:y1="1.511in" svg:x2="0.9413in" svg:y2="1.5102in"><text:p/></draw:line><draw:line text:anchor-type="paragraph" draw:z-index="43" draw:name="Shape3" draw:style-name="gr3" draw:text-style-name="P8" svg:x1="0.4972in" svg:y1="0.1984in" svg:x2="0.9154in" svg:y2="0.1992in"><text:p/></draw:line><draw:line text:anchor-type="paragraph" draw:z-index="2" draw:name="Shape3" draw:style-name="gr3" draw:text-style-name="P8" svg:x1="0.7126in" svg:y1="0.4299in" svg:x2="0.8965in" svg:y2="0.4299in"><text:p/></draw:line><draw:line text:anchor-type="paragraph" draw:z-index="3" draw:name="Shape5" draw:style-name="gr4" draw:text-style-name="P8" svg:x1="0.4972in" svg:y1="0.1984in" svg:x2="0.4972in" svg:y2="1.5102in"><text:p/></draw:line><draw:custom-shape text:anchor-type="paragraph" draw:z-index="4" draw:name="Shape6" draw:style-name="gr5" draw:text-style-name="P9" svg:width="1.274in" svg:height="1.0823in" svg:x="0.9339in" svg:y="0.9882in"><text:p text:style-name="P6"><draw:line text:anchor-type="paragraph" draw:z-index="7" draw:name="Shape3" draw:style-name="gr3" draw:text-style-name="P8" svg:x1="1.2146in" svg:y1="0.0559in" svg:x2="1.5398in" svg:y2="0.0484in"><text:p/></draw:line><text:span text:style-name="T4">Read Address</text:span><text:span text:style-name="T5"> <text:s text:c="4"/></text:span><text:span text:style-name="T4">Instr[31-0]</text:span></text:p><draw:enhanced-geometry svg:viewBox="0 0 21600 21600" draw:type="rectangle" draw:enhanced-path="M 0 0 L 21600 0 21600 21600 0 21600 0 0 Z N"/></draw:custom-shape><draw:frame text:anchor-type="paragraph" draw:z-index="8" draw:name="Shape7" draw:style-name="gr7" draw:text-style-name="P13" svg:width="0.9976in" svg:height="0.174in" svg:x="1.0571in" svg:y="2.1146in"><draw:text-box><text:p text:style-name="P12"><text:span text:style-name="T11">Instruction Memory</text:span></text:p></draw:text-box></draw:frame><draw:frame text:anchor-type="paragraph" draw:z-index="9" draw:name="Shape8" draw:style-name="gr8" draw:text-style-name="P15" svg:width="0.1614in" svg:height="0.1689in" svg:x="0.5516in" svg:y="0.3591in"><draw:text-box><text:p text:style-name="P14"><text:span text:style-name="T12">4</text:span></text:p></draw:text-box></draw:frame><draw:frame text:anchor-type="paragraph" draw:z-index="10" draw:name="Shape9" draw:style-name="gr9" draw:text-style-name="P16" svg:width="0.2559in" svg:height="0.2248in" svg:x="0.9091in" svg:y="0.1984in"><draw:text-box><text:p text:style-name="P10"><text:span text:style-name="T13">ADD</text:span></text:p></draw:text-box></draw:frame><draw:polyline text:anchor-type="paragraph" draw:z-index="14" draw:name="Shape10" draw:style-name="gr10" draw:text-style-name="P8" svg:width="0.4913in" svg:height="1.1031in" svg:x="2.5327in" svg:y="0.3075in" svg:viewBox="0 0 1249 2803" draw:points="0,2803 360,2803 326,0 1249,0 1233,0"><text:p/></draw:polyline><draw:polyline text:anchor-type="paragraph" draw:z-index="11" draw:name="Shape10" draw:style-name="gr10" draw:text-style-name="P8" svg:width="1.4976in" svg:height="0.3287in" svg:x="2.5327in" svg:y="1.1362in" svg:viewBox="0 0 3805 836" draw:points="0,836 692,836 677,0 3805,0 3756,0"><text:p/></draw:polyline><draw:polyline text:anchor-type="paragraph" draw:z-index="12" draw:name="Shape10" draw:style-name="gr11" draw:text-style-name="P8" svg:width="0.6551in" svg:height="0in" svg:x="2.5327in" svg:y="1.522in" svg:viewBox="0 0 1665 0" draw:points="0,0 463,0 480,0 1665,0 1644,0"><text:p/></draw:polyline><draw:polyline text:anchor-type="paragraph" draw:z-index="13" draw:name="Shape11" draw:style-name="gr10" draw:text-style-name="P8" svg:width="1.6425in" svg:height="1.085in" svg:x="2.5327in" svg:y="1.6256in" svg:viewBox="0 0 4173 2757" draw:points="0,0 392,0 392,2745 4173,2757"><text:p/></draw:polyline><draw:polyline text:anchor-type="paragraph" draw:z-index="15" draw:name="Shape12" draw:style-name="gr10" draw:text-style-name="P8" svg:width="0.9189in" svg:height="0.2122in" svg:x="2.5327in" svg:y="1.5807in" svg:viewBox="0 0 2335 540" draw:points="0,0 962,0 962,540 2314,540 2335,540"><text:p/></draw:polyline><draw:line text:anchor-type="paragraph" draw:z-index="16" draw:name="Shape14" draw:style-name="gr4" draw:text-style-name="P8" svg:x1="2.5327in" svg:y1="1.411in" svg:x2="2.5327in" svg:y2="1.6256in"><text:p/></draw:line><draw:custom-shape text:anchor-type="paragraph" draw:z-index="17" draw:name="Shape1" draw:style-name="gr1" draw:text-style-name="P7" svg:width="0.5079in" svg:height="0.2157in" draw:transform="rotate (1.5707963267949) translate (3.45555555555556in 1.94097222222222in)"><text:p text:style-name="P3"><text:span text:style-name="T3">A</text:span></text:p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polyline text:anchor-type="paragraph" draw:z-index="19" draw:name="Shape16" draw:style-name="gr13" draw:text-style-name="P8" svg:width="0.8803in" svg:height="0.2189in" draw:transform="rotate (-3.14159265358979) translate (4.03055555555556in 1.62569444444444in)" svg:viewBox="0 0 2237 557" draw:points="1469,0 2237,0 2237,557 0,557"><text:p/></draw:polyline><draw:polyline text:anchor-type="paragraph" draw:z-index="22" draw:name="Shape12" draw:style-name="gr10" draw:text-style-name="P8" svg:width="0.3398in" svg:height="0in" svg:x="3.6709in" svg:y="1.6898in" svg:viewBox="0 0 864 0" draw:points="0,0 356,0 356,0 856,0 864,0"><text:p/></draw:polyline><draw:custom-shape text:anchor-type="paragraph" draw:z-index="24" draw:name="Shape17" draw:style-name="gr16" draw:text-style-name="P18" svg:width="1.7094in" svg:height="1.2925in" svg:x="4.0102in" svg:y="0.8929in"><text:p text:style-name="P4">Read Addr 1</text:p><text:p text:style-name="P4"><text:tab/> <text:s text:c="14"/>Read Data 1</text:p><text:p text:style-name="P4">Read Addr 2</text:p><text:p text:style-name="P4"/><text:p text:style-name="P4">Write Addr</text:p><text:p text:style-name="P4"><text:tab/> <text:s text:c="14"/>Read Data 2</text:p><text:p text:style-name="P5"><text:span text:style-name="T6">Write Data</text:span></text:p><draw:enhanced-geometry svg:viewBox="0 0 21600 21600" draw:type="rectangle" draw:enhanced-path="M 0 0 L 21600 0 21600 21600 0 21600 0 0 Z N"/></draw:custom-shape><draw:frame draw:style-name="fr1" draw:name="Frame5" text:anchor-type="paragraph" svg:x="3in" svg:y="-0.1299in" svg:width="1.228in" svg:height="0.8492in" draw:z-index="27"><draw:text-box><text:p text:style-name="P1"><draw:frame text:anchor-type="paragraph" draw:z-index="27" draw:name="Shape25" draw:style-name="gr17" draw:text-style-name="P21" svg:width="0.7988in" svg:height="0.2248in" svg:x="1.3547in" svg:y="2.0827in"><draw:text-box><text:p text:style-name="P20"><text:span text:style-name="T11">Register File</text:span></text:p></draw:text-box></draw:frame><text:s text:c="27"/><text:span text:style-name="T7">ALUSrc</text:span></text:p><text:p text:style-name="P2">Instr[31-26]</text:p><text:p text:style-name="P1"><text:s text:c="29"/><text:span text:style-name="T9">RegDst</text:span></text:p></draw:text-box></draw:frame><draw:custom-shape text:anchor-type="paragraph" draw:z-index="23" draw:name="Shape13" draw:style-name="gr15" draw:text-style-name="P18" svg:width="1.228in" svg:height="0.8496in" svg:x="3.002in" svg:y="-0.1299in"><text:p/><draw:enhanced-geometry svg:viewBox="0 0 21600 21600" draw:type="rectangle" draw:enhanced-path="M 0 0 L 21600 0 21600 21600 0 21600 0 0 Z N"/></draw:custom-shape><draw:polyline text:anchor-type="paragraph" draw:z-index="33" draw:name="Shape18" draw:style-name="gr21" draw:text-style-name="P8" svg:width="1.2469in" svg:height="1.0606in" svg:x="3.2654in" svg:y="0.4362in" svg:viewBox="0 0 3168 2695" draw:points="2450,0 3168,0 3168,960 0,977 0,2695 483,2695"><text:p/></draw:polyline><draw:custom-shape text:anchor-type="paragraph" draw:z-index="20" draw:name="Shape19" draw:style-name="gr14" draw:text-style-name="P18" svg:width="0.3803in" svg:height="0.5205in" svg:x="4.1756in" svg:y="2.46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name="Shape20" draw:style-name="gr18" draw:text-style-name="P23" svg:width="0.4114in" svg:height="0.4114in" svg:x="4.1528in" svg:y="2.5752in"><draw:text-box><text:p text:style-name="P22"><text:span text:style-name="T15">Sign Extend</text:span></text:p></draw:text-box></draw:frame><draw:polyline text:anchor-type="paragraph" draw:z-index="29" draw:name="Shape21" draw:style-name="gr10" draw:text-style-name="P8" svg:width="1.5661in" svg:height="0.6748in" svg:x="4.5555in" svg:y="2.0299in" svg:viewBox="0 0 3979 1715" draw:points="0,1715 3440,1715 3440,0 3979,0"><text:p/></draw:polyline><draw:polyline text:anchor-type="paragraph" draw:z-index="30" draw:name="Shape12" draw:style-name="gr10" draw:text-style-name="P8" svg:width="0.4024in" svg:height="0in" svg:x="5.7193in" svg:y="1.8118in" svg:viewBox="0 0 1023 0" draw:points="0,0 421,0 421,0 1014,0 1023,0"><text:p/></draw:polyline><draw:custom-shape text:anchor-type="paragraph" draw:z-index="0" draw:name="Shape1" draw:style-name="gr1" draw:text-style-name="P7" svg:width="0.5079in" svg:height="0.2157in" draw:transform="rotate (1.5707963267949) translate (6.12222222222222in 2.12083333333333in)"><text:p text:style-name="P3"><text:span text:style-name="T3">A</text:span></text:p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polyline text:anchor-type="paragraph" draw:z-index="32" draw:name="Shape22" draw:style-name="gr20" draw:text-style-name="P8" svg:width="1.8949in" svg:height="1.4717in" svg:x="4.2272in" svg:y="0.1791in" svg:viewBox="0 0 4814 3739" draw:points="0,0 4135,0 4135,3739 4814,3739"><text:p/></draw:polyline><draw:polyline text:anchor-type="paragraph" draw:z-index="34" draw:name="Shape12" draw:style-name="gr10" draw:text-style-name="P8" svg:width="0.8622in" svg:height="0in" svg:x="5.7201in" svg:y="1.2717in" svg:viewBox="0 0 2191 0" draw:points="0,0 903,0 903,0 2171,0 2191,0"><text:p/></draw:polyline><draw:custom-shape text:anchor-type="paragraph" draw:z-index="35" draw:name="Shape1" draw:style-name="gr22" draw:text-style-name="P7" svg:width="0.5504in" svg:height="0.2803in" draw:transform="rotate (1.5707963267949) translate (6.57708333333333in 1.61597222222222in)"><text:p text:style-name="P3"><text:span text:style-name="T3">A</text:span></text:p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polyline text:anchor-type="paragraph" draw:z-index="37" draw:name="Shape23" draw:style-name="gr10" draw:text-style-name="P8" svg:width="0.2394in" svg:height="0.3661in" svg:x="6.3374in" svg:y="1.5035in" svg:viewBox="0 0 609 931" draw:points="0,931 219,931 219,0 609,0"><text:p/></draw:polyline><draw:polyline text:anchor-type="paragraph" draw:z-index="38" draw:name="Shape24" draw:style-name="gr10" draw:text-style-name="P8" svg:width="3.2531in" svg:height="1.8197in" svg:x="3.7453in" svg:y="1.3161in" svg:viewBox="0 0 8264 4623" draw:points="7879,0 8264,0 8264,4623 0,4623 0,1683 695,1667"><text:p/></draw:polyline><draw:frame text:anchor-type="paragraph" draw:z-index="39" draw:name="Shape25" draw:style-name="gr23" draw:text-style-name="P25" svg:width="0.6248in" svg:height="0.2122in" svg:x="2.828in" svg:y="1.7929in"><draw:text-box><text:p text:style-name="P24"><text:span text:style-name="T16">Instr[15-11]</text:span></text:p></draw:text-box></draw:frame><draw:frame text:anchor-type="paragraph" draw:z-index="40" draw:name="Shape25" draw:style-name="gr23" draw:text-style-name="P25" svg:width="0.6248in" svg:height="0.2122in" svg:x="3.348in" svg:y="1.2854in"><draw:text-box><text:p text:style-name="P24"><text:span text:style-name="T16">Instr[20-16]</text:span></text:p></draw:text-box></draw:frame><draw:frame text:anchor-type="paragraph" draw:z-index="41" draw:name="Shape25" draw:style-name="gr23" draw:text-style-name="P25" svg:width="0.6248in" svg:height="0.2122in" svg:x="3.3228in" svg:y="1.0083in"><draw:text-box><text:p text:style-name="P24"><text:span text:style-name="T16">Instr[25-21]</text:span></text:p></draw:text-box></draw:frame><draw:frame text:anchor-type="paragraph" draw:z-index="42" draw:name="Shape25" draw:style-name="gr17" draw:text-style-name="P26" svg:width="0.7988in" svg:height="0.2248in" svg:x="3.2134in" svg:y="-0.1299in"><draw:text-box><text:p text:style-name="P22"><text:span text:style-name="T17"><text:s/></text:span><text:span text:style-name="T11">Control Unit</text:span></text:p></draw:text-box></draw:frame><draw:frame text:anchor-type="paragraph" draw:z-index="44" draw:name="Shape25" draw:style-name="gr17" draw:text-style-name="P28" svg:width="0.8831in" svg:height="0.2248in" svg:x="3.8626in" svg:y="2.5772in"><draw:text-box><text:p text:style-name="P27"><text:span text:style-name="T18">16 <text:s text:c="18"/>32</text:span></text:p></draw:text-box></draw:frame><draw:frame text:anchor-type="paragraph" draw:z-index="45" draw:name="Shape25" draw:style-name="gr17" draw:text-style-name="P30" svg:width="0.7988in" svg:height="0.2248in" svg:x="5.8689in" svg:y="2.1528in"><draw:text-box><text:p text:style-name="P29"><text:span text:style-name="T15">MUX</text:span></text:p></draw:text-box></draw:frame><draw:frame draw:style-name="fr2" draw:name="Frame1" text:anchor-type="paragraph" svg:x="1.0299in" svg:y="0.0728in" svg:width="0.3083in" svg:height="0.1417in" draw:z-index="26"><draw:text-box><text:p text:style-name="P3"><text:span text:style-name="T3">A</text:span></text:p></draw:text-box></draw:frame><draw:custom-shape text:anchor-type="paragraph" draw:z-index="1" draw:name="Shape1" draw:style-name="gr2" draw:text-style-name="P7" svg:width="0.5504in" svg:height="0.2531in" draw:transform="rotate (1.5707963267949) translate (0.909027777777778in 0.567361111111111in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46" draw:name="Shape9" draw:style-name="gr9" draw:text-style-name="P16" svg:width="0.2559in" svg:height="0.2248in" svg:x="6.5772in" svg:y="1.2134in"><draw:text-box><text:p text:style-name="P10"><text:span text:style-name="T13">ADD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47" draw:name="Shape25" draw:style-name="gr23" draw:text-style-name="P25" svg:width="0.6248in" svg:height="0.2122in" svg:x="2.8146in" svg:y="0.0571in"><draw:text-box><text:p text:style-name="P24"><text:span text:style-name="T16">Instr[</text:span><text:span text:style-name="T16">15-0]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6:35:06.874852838</meta:creation-date>
    <dc:date>2019-11-20T00:16:48.419933701</dc:date>
    <meta:editing-duration>PT5H7M39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14" meta:word-count="26" meta:character-count="208" meta:non-whitespace-character-count="104"/>
  </office:meta>
</office:document-meta>
</file>